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font-weight="bold" fo:font-weight-asian="bold" fo:font-weight-complex="bold" fo:color="#cc7832"/>
    </style:style>
    <style:style style:name="T2" style:family="text">
      <style:text-properties fo:color="#8888c6"/>
    </style:style>
    <style:style style:name="T3" style:family="text">
      <style:text-properties fo:color="#a5c261"/>
    </style:style>
    <style:style style:name="T4" style:family="text">
      <style:text-properties fo:color="#cc7832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color="#b200b2"/>
    </style:style>
    <style:style style:name="T7" style:family="text">
      <style:text-properties fo:color="#94558d"/>
    </style:style>
    <style:style style:name="T8" style:family="text">
      <style:text-properties fo:color="#aa4926"/>
    </style:style>
    <style:style style:name="T9" style:family="text">
      <style:text-properties fo:color="#6897bb"/>
    </style:style>
    <style:style style:name="T10" style:family="text">
      <style:text-properties fo:color="#80808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rom </text:span>Tkinter <text:span text:style-name="T1">import </text:span>*<text:line-break/><text:span text:style-name="T1">from </text:span>bs4 <text:span text:style-name="T1">import </text:span>BeautifulSoup<text:line-break/><text:span text:style-name="T1">import </text:span>urllib2<text:line-break/><text:span text:style-name="T1">from </text:span>django.utils.encoding <text:span text:style-name="T1">import </text:span>smart_str<text:line-break/><text:span text:style-name="T1">import </text:span>tkMessageBox<text:line-break/><text:span text:style-name="T1">import </text:span>shelve<text:line-break/><text:span text:style-name="T1">import </text:span>time<text:line-break/>ignorewords = <text:span text:style-name="T2">set</text:span>([<text:span text:style-name="T3">'the'</text:span><text:span text:style-name="T4">, </text:span><text:span text:style-name="T3">'of'</text:span><text:span text:style-name="T4">, </text:span><text:span text:style-name="T3">'to'</text:span><text:span text:style-name="T4">, </text:span><text:span text:style-name="T3">'and'</text:span><text:span text:style-name="T4">, </text:span><text:span text:style-name="T3">'a'</text:span><text:span text:style-name="T4">, </text:span><text:span text:style-name="T3">'in'</text:span><text:span text:style-name="T4">, </text:span><text:span text:style-name="T3">'is'</text:span><text:span text:style-name="T4">, </text:span><text:span text:style-name="T3">'it'</text:span>])<text:line-break/><text:line-break/><text:line-break/><text:span text:style-name="T1">class </text:span><text:span text:style-name="T5">ProjectAnalyzer</text:span>(Frame):<text:line-break/><text:line-break/><text:s text:c="4"/><text:span text:style-name="T1">def </text:span><text:span text:style-name="T6">__init__</text:span>(<text:span text:style-name="T7">self</text:span><text:span text:style-name="T4">, </text:span>root):<text:line-break/><text:s text:c="8"/>Frame.<text:span text:style-name="T6">__init__</text:span>(<text:span text:style-name="T7">self</text:span><text:span text:style-name="T4">, </text:span>root)<text:line-break/><text:s text:c="8"/><text:span text:style-name="T7">self</text:span>.root = root<text:line-break/><text:s text:c="8"/><text:span text:style-name="T7">self</text:span>.widgets()<text:line-break/><text:s text:c="8"/><text:span text:style-name="T7">self</text:span>.geometricDesign()<text:line-break/><text:line-break/><text:s text:c="4"/><text:span text:style-name="T1">def </text:span><text:span text:style-name="T5">widgets</text:span>(<text:span text:style-name="T7">self</text:span>):<text:line-break/><text:s text:c="8"/><text:span text:style-name="T7">self</text:span>.frame1 = Frame(<text:span text:style-name="T7">self</text:span>.root)<text:line-break/><text:s text:c="8"/><text:span text:style-name="T7">self</text:span>.frame2 = Frame(<text:span text:style-name="T7">self</text:span>.root)<text:line-break/><text:s text:c="8"/><text:span text:style-name="T7">self</text:span>.frame3 = Frame(<text:span text:style-name="T7">self</text:span>.root)<text:line-break/><text:s text:c="8"/><text:span text:style-name="T7">self</text:span>.title = Label(<text:span text:style-name="T7">self</text:span>.frame1<text:span text:style-name="T4">, </text:span><text:span text:style-name="T8">text</text:span>=<text:span text:style-name="T3">"SEHIR Scholar"</text:span><text:span text:style-name="T4">, </text:span><text:span text:style-name="T8">font</text:span>=<text:span text:style-name="T3">"times 11 bold "</text:span><text:span text:style-name="T4">,<text:line-break/><text:s text:c="27"/></text:span><text:span text:style-name="T8">bg</text:span>=<text:span text:style-name="T3">"darkblue"</text:span><text:span text:style-name="T4">, </text:span><text:span text:style-name="T8">fg</text:span>=<text:span text:style-name="T3">"white"</text:span><text:span text:style-name="T4">, </text:span><text:span text:style-name="T8">width</text:span>=<text:span text:style-name="T9">70</text:span><text:span text:style-name="T4">,</text:span><text:span text:style-name="T8">height</text:span>=<text:span text:style-name="T9">2</text:span>)<text:line-break/><text:s text:c="8"/><text:span text:style-name="T7">self</text:span>.url=Label(<text:span text:style-name="T7">self</text:span>.frame1<text:span text:style-name="T4">,</text:span><text:span text:style-name="T8">text</text:span>=<text:span text:style-name="T3">"Url for faculty list:"</text:span><text:span text:style-name="T4">,</text:span><text:span text:style-name="T8">pady</text:span>=<text:span text:style-name="T9">20</text:span>)<text:line-break/><text:s text:c="8"/><text:span text:style-name="T7">self</text:span>.entry=Entry(<text:span text:style-name="T7">self</text:span>.frame1<text:span text:style-name="T4">, </text:span><text:span text:style-name="T8">bg</text:span>=<text:span text:style-name="T3">"white"</text:span><text:span text:style-name="T4">, </text:span><text:span text:style-name="T8">width</text:span>=<text:span text:style-name="T9">30</text:span>)<text:line-break/><text:s text:c="8"/><text:span text:style-name="T7">self</text:span>.entry.insert(<text:span text:style-name="T9">0</text:span><text:span text:style-name="T4">, </text:span><text:span text:style-name="T3">'http://cs.sehir.edu.tr/en/people/'</text:span>)<text:line-break/><text:s text:c="8"/><text:span text:style-name="T7">self</text:span>.build=Button(<text:span text:style-name="T7">self</text:span>.frame1<text:span text:style-name="T4">,</text:span><text:span text:style-name="T8">text</text:span>=<text:span text:style-name="T3">"Build Index"</text:span><text:span text:style-name="T4">, </text:span><text:span text:style-name="T8">command</text:span>=<text:span text:style-name="T7">self</text:span>.fetch)<text:line-break/><text:s text:c="8"/><text:span text:style-name="T7">self</text:span>.keyword=Entry(<text:span text:style-name="T7">self</text:span>.frame1<text:span text:style-name="T4">,</text:span><text:span text:style-name="T8">bg</text:span>=<text:span text:style-name="T3">"white"</text:span><text:span text:style-name="T4">,</text:span><text:span text:style-name="T8">width</text:span>=<text:span text:style-name="T9">50</text:span>)<text:line-break/><text:s text:c="8"/><text:span text:style-name="T7">self</text:span>.search = Button(<text:span text:style-name="T7">self</text:span>.frame1<text:span text:style-name="T4">, </text:span><text:span text:style-name="T8">bg</text:span>=<text:span text:style-name="T3">'white'</text:span><text:span text:style-name="T4">, </text:span><text:span text:style-name="T8">text</text:span>=<text:span text:style-name="T3">'Search'</text:span><text:span text:style-name="T4">, </text:span><text:span text:style-name="T8">command</text:span>=<text:span text:style-name="T7">self</text:span>.search)<text:line-break/><text:s text:c="8"/><text:span text:style-name="T7">self</text:span>.ranking=Label(<text:span text:style-name="T7">self</text:span>.frame1<text:span text:style-name="T4">,</text:span><text:span text:style-name="T8">text</text:span>=<text:span text:style-name="T3">"Ranking Criteria"</text:span>)<text:line-break/><text:s text:c="8"/><text:span text:style-name="T7">self</text:span>.weight=Label(<text:span text:style-name="T7">self</text:span>.frame1<text:span text:style-name="T4">,</text:span><text:span text:style-name="T8">text</text:span>=<text:span text:style-name="T3">"Weight"</text:span>)<text:line-break/><text:s text:c="8"/><text:span text:style-name="T7">self</text:span>.filter=Label(<text:span text:style-name="T7">self</text:span>.frame1<text:span text:style-name="T4">,</text:span><text:span text:style-name="T8">text</text:span>=<text:span text:style-name="T3">"Filter Papers"</text:span>)<text:line-break/><text:s text:c="8"/><text:span text:style-name="T7">self</text:span>.WordFreq=IntVar()<text:line-break/><text:s text:c="8"/><text:span text:style-name="T7">self</text:span>.word=Checkbutton(<text:span text:style-name="T7">self</text:span>.frame1<text:span text:style-name="T4">, </text:span><text:span text:style-name="T8">text</text:span>=<text:span text:style-name="T3">"Word Frequency"</text:span><text:span text:style-name="T4">, </text:span><text:span text:style-name="T8">variable</text:span>=<text:span text:style-name="T7">self</text:span>.WordFreq)<text:line-break/><text:s text:c="8"/><text:span text:style-name="T7">self</text:span>.CitCount = IntVar()<text:line-break/><text:s text:c="8"/><text:span text:style-name="T7">self</text:span>.citation1=Checkbutton(<text:span text:style-name="T7">self</text:span>.frame1<text:span text:style-name="T4">, </text:span><text:span text:style-name="T8">text</text:span>=<text:span text:style-name="T3">"Citation Count"</text:span><text:span text:style-name="T4">, </text:span><text:span text:style-name="T8">variable</text:span>=<text:span text:style-name="T7">self</text:span>.CitCount)<text:line-break/><text:s text:c="8"/><text:span text:style-name="T7">self</text:span>.wordweight=Entry(<text:span text:style-name="T7">self</text:span>.frame1<text:span text:style-name="T4">,</text:span><text:span text:style-name="T8">width</text:span>=<text:span text:style-name="T9">2</text:span>)<text:line-break/><text:s text:c="8"/><text:span text:style-name="T7">self</text:span>.wordweight.insert(<text:span text:style-name="T9">0</text:span><text:span text:style-name="T4">,</text:span><text:span text:style-name="T3">'1'</text:span>)<text:line-break/><text:s text:c="8"/><text:span text:style-name="T7">self</text:span>.citationweight=Entry(<text:span text:style-name="T7">self</text:span>.frame1<text:span text:style-name="T4">,</text:span><text:span text:style-name="T8">width</text:span>=<text:span text:style-name="T9">2</text:span>)<text:line-break/><text:s text:c="8"/><text:span text:style-name="T7">self</text:span>.citationweight.insert(<text:span text:style-name="T9">0</text:span><text:span text:style-name="T4">, </text:span><text:span text:style-name="T3">'1'</text:span>)<text:line-break/><text:s text:c="8"/><text:span text:style-name="T7">self</text:span>.papers=Listbox(<text:span text:style-name="T7">self</text:span>.frame1<text:span text:style-name="T4">,</text:span><text:span text:style-name="T8">height</text:span>=<text:span text:style-name="T9">5</text:span><text:span text:style-name="T4">, </text:span><text:span text:style-name="T8">selectmode </text:span>=<text:span text:style-name="T3">'multiple'</text:span><text:span text:style-name="T4">, </text:span><text:span text:style-name="T8">font</text:span>=<text:span text:style-name="T3">'Tahoma'</text:span>)<text:line-break/><text:s text:c="8"/><text:span text:style-name="T7">self</text:span>.scrollbar = Scrollbar(<text:span text:style-name="T7">self</text:span>.frame2)<text:line-break/><text:s text:c="8"/><text:span text:style-name="T7">self</text:span>.text = Text(<text:span text:style-name="T7">self</text:span>.frame2<text:span text:style-name="T4">, </text:span><text:span text:style-name="T8">bg</text:span>=<text:span text:style-name="T3">"white"</text:span><text:span text:style-name="T4">, </text:span><text:span text:style-name="T8">height</text:span>=<text:span text:style-name="T9">16</text:span><text:span text:style-name="T4">, </text:span><text:span text:style-name="T8">width</text:span>=<text:span text:style-name="T9">100</text:span><text:span text:style-name="T4">, </text:span><text:span text:style-name="T8">yscrollcommand</text:span>=<text:span text:style-name="T7">self</text:span>.scrollbar.set)<text:line-break/><text:s text:c="8"/><text:span text:style-name="T7">self</text:span>.previous = Button(<text:span text:style-name="T7">self</text:span>.frame3<text:span text:style-name="T4">, </text:span><text:span text:style-name="T8">text</text:span>=<text:span text:style-name="T3">"Previous"</text:span>)<text:line-break/><text:s text:c="8"/><text:span text:style-name="T7">self</text:span>.pagenumber = Label(<text:span text:style-name="T7">self</text:span>.frame3<text:span text:style-name="T4">, </text:span><text:span text:style-name="T8">text</text:span>=<text:span text:style-name="T3">" 1 "</text:span>)<text:line-break/><text:s text:c="8"/><text:span text:style-name="T7">self</text:span>.pagenumber.config(<text:span text:style-name="T8">background</text:span>=<text:span text:style-name="T3">"blue"</text:span><text:span text:style-name="T4">, </text:span><text:span text:style-name="T8">foreground</text:span>=<text:span text:style-name="T3">"white"</text:span><text:span text:style-name="T4">, </text:span><text:span text:style-name="T8">bd</text:span>=<text:span text:style-name="T9">3</text:span><text:span text:style-name="T4">, </text:span><text:span text:style-name="T8">relief</text:span>=SUNKEN)<text:line-break/><text:s text:c="8"/><text:span text:style-name="T7">self</text:span>.next_ = Button(<text:span text:style-name="T7">self</text:span>.frame3<text:span text:style-name="T4">, </text:span><text:span text:style-name="T8">text</text:span>=<text:span text:style-name="T3">"Next"</text:span>)<text:line-break/><text:s text:c="8"/><text:span text:style-name="T7">self</text:span>.page = Label(<text:span text:style-name="T7">self</text:span>.frame3<text:span text:style-name="T4">, </text:span><text:span text:style-name="T8">text</text:span>=<text:span text:style-name="T3">"Page:"</text:span>)<text:line-break/><text:line-break/><text:s text:c="4"/><text:span text:style-name="T1">def </text:span><text:span text:style-name="T5">fetch</text:span>(<text:span text:style-name="T7">self</text:span>):<text:line-break/><text:line-break/><text:s text:c="8"/>url = <text:span text:style-name="T7">self</text:span>.entry.get() <text:s/><text:span text:style-name="T10"># get the url<text:line-break/><text:s text:c="8"/></text:span>response = urllib2.urlopen(<text:line-break/><text:s text:c="12"/>url) <text:s/><text:span text:style-name="T10"># type instance; when we print, &lt;addinfourl at 50382568 whose fp = &lt;socket._fileobject object at 0x0300ACB0&gt;&gt;<text:line-break/><text:s text:c="8"/></text:span>html = response.read() <text:s/><text:span text:style-name="T10"># type str, all page in str<text:line-break/><text:s text:c="8"/></text:span>soup = BeautifulSoup(html<text:span text:style-name="T4">, </text:span><text:span text:style-name="T3">'html.parser'</text:span>) <text:s/><text:span text:style-name="T10"># parse it<text:line-break/><text:s text:c="8"/></text:span>all_Data = soup.findAll(<text:span text:style-name="T3">'div'</text:span><text:span text:style-name="T4">, </text:span>{<text:span text:style-name="T3">'class'</text:span>: <text:span text:style-name="T3">'member'</text:span>}) <text:s/><text:span text:style-name="T10"># we need just div lass id member<text:line-break/><text:line-break/><text:s text:c="8"/></text:span>members_links=[]<text:line-break/><text:s text:c="8"/><text:span text:style-name="T1">for </text:span>prj <text:span text:style-name="T1">in </text:span>all_Data:<text:line-break/><text:s text:c="12"/>a = <text:span text:style-name="T3">'http://cs.sehir.edu.tr/'</text:span>+prj.find(<text:span text:style-name="T3">'a'</text:span>).get(<text:span text:style-name="T3">'href'</text:span>) <text:s/><text:span text:style-name="T10"># we got the full links for go to specofoc page<text:line-break/><text:s text:c="12"/></text:span>members_links.append(a)<text:line-break/><text:line-break/><text:s text:c="8"/>datas = {}<text:line-break/><text:s text:c="8"/><text:span text:style-name="T1">for </text:span>link <text:span text:style-name="T1">in </text:span>members_links:<text:line-break/><text:line-break/><text:s text:c="12"/>response = urllib2.urlopen(link)<text:line-break/><text:s text:c="12"/>html = response.read() <text:s/><text:span text:style-name="T10"># type str, all page in str<text:line-break/><text:s text:c="12"/></text:span>soup = BeautifulSoup(html<text:span text:style-name="T4">, </text:span><text:span text:style-name="T3">'html.parser'</text:span>)<text:line-break/><text:s text:c="12"/>all_Data = soup.find(<text:span text:style-name="T3">'div'</text:span><text:span text:style-name="T4">, </text:span>{<text:span text:style-name="T3">'id'</text:span>: <text:span text:style-name="T3">'publication'</text:span>}) <text:s/><text:span text:style-name="T10"># we need to go in p's<text:line-break/><text:s text:c="12"/></text:span>ps_list=[]<text:line-break/><text:s text:c="12"/>ps=all_Data.find_all(<text:span text:style-name="T3">'p'</text:span>) <text:s/><text:span text:style-name="T10"># and get the citation types<text:line-break/><text:s text:c="12"/></text:span><text:span text:style-name="T1">for </text:span>p <text:span text:style-name="T1">in </text:span>ps:<text:line-break/><text:s text:c="16"/><text:span text:style-name="T10"># we got the types like book chapters, journal papers<text:line-break/><text:s text:c="16"/></text:span>ps_list.append(p.text.strip())<text:line-break/><text:line-break/><text:s text:c="12"/>all_ul=all_Data.find_all(<text:span text:style-name="T3">'ul'</text:span>)<text:line-break/><text:s text:c="12"/><text:span text:style-name="T1">for </text:span>index<text:span text:style-name="T4">,</text:span>ul <text:span text:style-name="T1">in </text:span><text:span text:style-name="T2">enumerate</text:span>(all_ul): <text:s/><text:span text:style-name="T10"># for getting both index<text:line-break/><text:s text:c="16"/></text:span>all_li=ul.find_all(<text:span text:style-name="T3">'li'</text:span>)<text:line-break/><text:s text:c="16"/><text:span text:style-name="T1">for </text:span>li <text:span text:style-name="T1">in </text:span>all_li:<text:line-break/><text:s text:c="20"/>paper = li.text.split(<text:span text:style-name="T3">'</text:span><text:span text:style-name="T4">\n</text:span><text:span text:style-name="T3">'</text:span>)[<text:span text:style-name="T9">2</text:span>] <text:s/><text:span text:style-name="T10"># Mehmet Serkan Apaydn, Douglas L Brutlag, Carlos Guestrin, David Hsu, Jean-Claude Latombe:<text:line-break/><text:line-break/><text:s text:c="20"/></text:span><text:span text:style-name="T1">try</text:span>:<text:line-break/><text:s text:c="24"/>citetion = li.find(<text:span text:style-name="T3">'a'</text:span>).text.split(<text:span text:style-name="T3">'</text:span><text:span text:style-name="T4">\n</text:span><text:span text:style-name="T3">'</text:span>)[<text:span text:style-name="T9">1</text:span>].strip().strip(<text:span text:style-name="T3">'['</text:span>) <text:s/><text:span text:style-name="T10"># strip for clening the speces split for for separate<text:line-break/><text:line-break/><text:s text:c="20"/></text:span><text:span text:style-name="T1">except </text:span><text:span text:style-name="T2">AttributeError</text:span>: citetion=<text:span text:style-name="T9">0<text:line-break/><text:line-break/><text:s text:c="20"/></text:span>datas[paper]=(citetion<text:span text:style-name="T4">,</text:span>ps_list[index]) <text:s/><text:span text:style-name="T10"># we got in one dict what we need<text:line-break/><text:line-break/><text:s text:c="20"/></text:span><text:span text:style-name="T7">self</text:span>.datas = datas<text:line-break/><text:s text:c="20"/><text:span text:style-name="T7">self</text:span>.paper = paper<text:line-break/><text:line-break/><text:s text:c="8"/><text:span text:style-name="T7">self</text:span>.wordlocation = shelve.open(<text:span text:style-name="T3">'ayse.db'</text:span><text:span text:style-name="T4">, </text:span><text:span text:style-name="T8">writeback</text:span>=<text:span text:style-name="T2">True</text:span><text:span text:style-name="T4">, </text:span><text:span text:style-name="T8">flag</text:span>=<text:span text:style-name="T3">'c'</text:span>) <text:s/><text:span text:style-name="T10"># and create the dbs<text:line-break/><text:s text:c="8"/></text:span><text:span text:style-name="T7">self</text:span>.citation <text:s/>= shelve.open(<text:span text:style-name="T3">'erkam.db'</text:span><text:span text:style-name="T4">, </text:span><text:span text:style-name="T8">writeback</text:span>=<text:span text:style-name="T2">True</text:span><text:span text:style-name="T4">, </text:span><text:span text:style-name="T8">flag</text:span>=<text:span text:style-name="T3">'c'</text:span>) <text:s/><text:span text:style-name="T10"># and create the dbs<text:line-break/><text:s text:c="8"/></text:span><text:span text:style-name="T7">self</text:span>.citation_number = shelve.open(<text:span text:style-name="T3">'yesim.db'</text:span><text:span text:style-name="T4">, </text:span><text:span text:style-name="T8">writeback</text:span>=<text:span text:style-name="T2">True</text:span><text:span text:style-name="T4">, </text:span><text:span text:style-name="T8">flag</text:span>=<text:span text:style-name="T3">'c'</text:span>) <text:s/><text:span text:style-name="T10"># and create the dbs<text:line-break/><text:line-break/><text:s text:c="8"/></text:span><text:span text:style-name="T1">for </text:span>key <text:span text:style-name="T1">in </text:span>datas:<text:line-break/><text:line-break/><text:s text:c="12"/>words = <text:span text:style-name="T7">self</text:span>.separatewords(key)<text:line-break/><text:line-break/><text:s text:c="12"/><text:span text:style-name="T7">self</text:span>.citation[smart_str(key)] = datas[key][<text:span text:style-name="T9">1</text:span>] <text:s text:c="2"/><text:span text:style-name="T10"># we create for citation number<text:line-break/><text:s text:c="12"/></text:span><text:span text:style-name="T7">self</text:span>.citation_number[smart_str(key)] = <text:span text:style-name="T2">float</text:span>(datas[key][<text:span text:style-name="T9">0</text:span>]) <text:s/><text:span text:style-name="T10"># and citation type<text:line-break/><text:line-break/><text:line-break/><text:s text:c="12"/></text:span><text:span text:style-name="T1">for </text:span>index<text:span text:style-name="T4">,</text:span>word <text:span text:style-name="T1">in </text:span><text:span text:style-name="T2">enumerate</text:span>(words):<text:line-break/><text:line-break/><text:s text:c="16"/>word = smart_str(word)<text:line-break/><text:s text:c="16"/><text:span text:style-name="T1">if </text:span>word <text:span text:style-name="T1">in </text:span>ignorewords:<text:line-break/><text:s text:c="20"/><text:span text:style-name="T1">continue<text:line-break/><text:line-break/><text:s text:c="16"/></text:span><text:span text:style-name="T7">self</text:span>.wordlocation.setdefault(word<text:span text:style-name="T4">, </text:span>{})<text:line-break/><text:s text:c="16"/><text:span text:style-name="T7">self</text:span>.wordlocation[word].setdefault(smart_str(key)<text:span text:style-name="T4">, </text:span>[])<text:line-break/><text:s text:c="16"/><text:span text:style-name="T7">self</text:span>.wordlocation[word][smart_str(key)].append(index) <text:s/><text:span text:style-name="T10"># we keep the index = where are words<text:line-break/><text:line-break/><text:s text:c="8"/></text:span>direct_list = []<text:line-break/><text:s text:c="8"/><text:span text:style-name="T1">for </text:span>i <text:span text:style-name="T1">in </text:span><text:span text:style-name="T7">self</text:span>.citation.values():<text:line-break/><text:s text:c="12"/><text:span text:style-name="T1">if </text:span>i <text:span text:style-name="T1">not in </text:span>direct_list:<text:line-break/><text:s text:c="16"/>direct_list.append(i)<text:line-break/><text:s text:c="8"/><text:span text:style-name="T1">for </text:span>i <text:span text:style-name="T1">in </text:span>direct_list: <text:s/><text:span text:style-name="T10"># for fulling listbox<text:line-break/><text:s text:c="12"/></text:span><text:span text:style-name="T7">self</text:span>.papers.insert(END<text:span text:style-name="T4">, </text:span><text:span text:style-name="T2">str</text:span>(i))<text:line-break/><text:line-break/><text:s text:c="4"/><text:span text:style-name="T1">def </text:span><text:span text:style-name="T5">search</text:span>(<text:span text:style-name="T7">self</text:span>): <text:s/><text:span text:style-name="T10"># this is our search engine<text:line-break/><text:s text:c="8"/></text:span>start_time = time.time() <text:s/><text:span text:style-name="T10"># for getting time<text:line-break/><text:s text:c="8"/></text:span>which_words = <text:span text:style-name="T7">self</text:span>.keyword.get()<text:line-break/><text:line-break/><text:s text:c="8"/><text:span text:style-name="T1">if </text:span>which_words != <text:span text:style-name="T3">''</text:span>:<text:line-break/><text:line-break/><text:s text:c="12"/><text:span text:style-name="T7">self</text:span>.active_row = <text:span text:style-name="T7">self</text:span>.papers.curselection() <text:s/><text:span text:style-name="T10"># get which one is active it will give tuples<text:line-break/><text:line-break/><text:s text:c="12"/></text:span><text:span text:style-name="T7">self</text:span>.values = [<text:span text:style-name="T7">self</text:span>.papers.get(idx) <text:span text:style-name="T1">for </text:span>idx <text:span text:style-name="T1">in </text:span><text:span text:style-name="T7">self</text:span>.active_row]<text:line-break/><text:line-break/><text:s text:c="12"/><text:span text:style-name="T7">self</text:span>.query(which_words) <text:s/><text:span text:style-name="T10"># go to find the input<text:line-break/><text:s text:c="8"/></text:span><text:span text:style-name="T1">else</text:span>:<text:line-break/><text:line-break/><text:s text:c="12"/>tkMessageBox.showerror(<text:span text:style-name="T3">"Error"</text:span><text:span text:style-name="T4">,<text:line-break/><text:s text:c="35"/></text:span><text:span text:style-name="T3">"Please provide at least one keyword."</text:span>)<text:line-break/><text:line-break/><text:s text:c="8"/>end_time = time.time()<text:line-break/><text:s text:c="8"/><text:span text:style-name="T7">self</text:span>.elapsedTime = end_time - start_time<text:line-break/><text:s text:c="8"/><text:span text:style-name="T7">self</text:span>.time_table = Label(<text:span text:style-name="T7">self</text:span>.frame2<text:span text:style-name="T4">, </text:span><text:span text:style-name="T8">bg</text:span>=<text:span text:style-name="T3">"white"</text:span><text:span text:style-name="T4">, </text:span><text:span text:style-name="T8">text</text:span>=<text:span text:style-name="T2">str</text:span>(end_time) + <text:span text:style-name="T3">' seconds'</text:span><text:span text:style-name="T4">, </text:span><text:span text:style-name="T8">fg</text:span>=<text:span text:style-name="T3">'red'</text:span>).grid(<text:span text:style-name="T8">row</text:span>=<text:span text:style-name="T9">0</text:span><text:span text:style-name="T4">,<text:line-break/><text:s text:c="105"/></text:span><text:span text:style-name="T8">column</text:span>=<text:span text:style-name="T9">0</text:span><text:span text:style-name="T4">,<text:line-break/><text:s text:c="105"/></text:span><text:span text:style-name="T8">pady</text:span>=<text:span text:style-name="T9">10</text:span>)<text:line-break/><text:line-break/><text:s text:c="4"/><text:span text:style-name="T1">def </text:span><text:span text:style-name="T5">query</text:span>(<text:span text:style-name="T7">self</text:span><text:span text:style-name="T4">, </text:span>q): <text:s/><text:span text:style-name="T10"># from lecturer codes we will play litte for getting the current format<text:line-break/><text:line-break/><text:s text:c="8"/></text:span><text:span text:style-name="T7">self</text:span>.text.delete(<text:span text:style-name="T3">'1.0'</text:span><text:span text:style-name="T4">, </text:span>END)<text:line-break/><text:s text:c="8"/><text:span text:style-name="T7">self</text:span>.results<text:span text:style-name="T4">, </text:span><text:span text:style-name="T7">self</text:span>.words = <text:span text:style-name="T7">self</text:span>.getmatchingpages(q)<text:line-break/><text:s text:c="8"/><text:span text:style-name="T10"># print self.results<text:line-break/><text:s text:c="8"/></text:span><text:span text:style-name="T1">if </text:span><text:span text:style-name="T2">len</text:span>(<text:span text:style-name="T7">self</text:span>.results) == <text:span text:style-name="T9">0</text:span>:<text:line-break/><text:s text:c="12"/><text:span text:style-name="T1">print </text:span><text:span text:style-name="T3">'No matching pages found!'<text:line-break/><text:s text:c="12"/></text:span><text:span text:style-name="T1">return<text:line-break/><text:line-break/><text:s text:c="8"/>try</text:span>: <text:s/><text:span text:style-name="T10"># try excepts for getting tk messages boxs<text:line-break/><text:line-break/><text:s text:c="12"/></text:span><text:span text:style-name="T1">try</text:span>:<text:line-break/><text:s text:c="16"/>scores = <text:span text:style-name="T7">self</text:span>.getscoredlist(<text:span text:style-name="T7">self</text:span>.results<text:span text:style-name="T4">, </text:span><text:span text:style-name="T7">self</text:span>.words)<text:line-break/><text:s text:c="16"/>rankedscores = <text:span text:style-name="T2">sorted</text:span>([(score<text:span text:style-name="T4">, </text:span>url) <text:span text:style-name="T1">for </text:span>(url<text:span text:style-name="T4">, </text:span>score) <text:span text:style-name="T1">in </text:span>scores.items()]<text:span text:style-name="T4">, </text:span><text:span text:style-name="T8">reverse</text:span>=<text:span text:style-name="T9">1</text:span>)<text:line-break/><text:line-break/><text:s text:c="16"/>i = <text:span text:style-name="T9">0<text:line-break/><text:s text:c="16"/></text:span><text:span text:style-name="T1">for </text:span>(score<text:span text:style-name="T4">, </text:span>url) <text:span text:style-name="T1">in </text:span>rankedscores[<text:span text:style-name="T9">0</text:span>:<text:span text:style-name="T9">10</text:span>]:<text:line-break/><text:line-break/><text:s text:c="20"/><text:span text:style-name="T1">if </text:span><text:span text:style-name="T7">self</text:span>.citation[url] <text:span text:style-name="T1">in </text:span><text:span text:style-name="T7">self</text:span>.values:<text:line-break/><text:line-break/><text:s text:c="24"/>key = <text:span text:style-name="T2">str</text:span>(i + <text:span text:style-name="T9">1</text:span>) + <text:span text:style-name="T3">'. <text:s text:c="4"/>%s</text:span><text:span text:style-name="T4">\t</text:span><text:span text:style-name="T3">%f' </text:span>% (url<text:span text:style-name="T4">, </text:span>score)<text:line-break/><text:line-break/><text:s text:c="24"/><text:span text:style-name="T7">self</text:span>.text.insert(END<text:span text:style-name="T4">, </text:span>key)<text:line-break/><text:s text:c="24"/><text:span text:style-name="T7">self</text:span>.text.insert(END<text:span text:style-name="T4">, </text:span><text:span text:style-name="T3">'</text:span><text:span text:style-name="T4">\n</text:span><text:span text:style-name="T3">'</text:span>)<text:line-break/><text:s text:c="24"/><text:span text:style-name="T7">self</text:span>.text.insert(END<text:span text:style-name="T4">, </text:span><text:span text:style-name="T3">'</text:span><text:span text:style-name="T4">\n</text:span><text:span text:style-name="T3">'</text:span>)<text:line-break/><text:s text:c="24"/>i = i + <text:span text:style-name="T9">1<text:line-break/><text:line-break/><text:s text:c="20"/></text:span><text:span text:style-name="T1">elif </text:span><text:span text:style-name="T2">len</text:span>(<text:span text:style-name="T7">self</text:span>.values) == <text:span text:style-name="T9">0</text:span>:<text:line-break/><text:line-break/><text:s text:c="24"/>tkMessageBox.showerror(<text:span text:style-name="T3">"Error"</text:span><text:span text:style-name="T4">,<text:line-break/><text:s text:c="47"/></text:span><text:span text:style-name="T3">"Please <text:s/>choose at least one paper category."</text:span>)<text:line-break/><text:s text:c="24"/><text:span text:style-name="T1">break<text:line-break/><text:line-break/><text:s text:c="12"/>except </text:span><text:span text:style-name="T2">ValueError</text:span>:<text:line-break/><text:s text:c="16"/>tkMessageBox.showerror(<text:span text:style-name="T3">"Error"</text:span><text:span text:style-name="T4">,<text:line-break/><text:s text:c="39"/></text:span><text:span text:style-name="T3">"Please provide the weights if multiple ranking measure is selected."</text:span>)<text:line-break/><text:s text:c="8"/><text:span text:style-name="T1">except </text:span><text:span text:style-name="T2">AttributeError</text:span>:<text:line-break/><text:line-break/><text:s text:c="12"/>tkMessageBox.showerror(<text:span text:style-name="T3">"Error"</text:span><text:span text:style-name="T4">,<text:line-break/><text:s text:c="35"/></text:span><text:span text:style-name="T3">"Please choose at least one ranking measure"</text:span>)<text:line-break/><text:line-break/><text:s text:c="4"/><text:span text:style-name="T1">def </text:span><text:span text:style-name="T5">getmatchingpages</text:span>(<text:span text:style-name="T7">self</text:span><text:span text:style-name="T4">, </text:span>q): <text:s text:c="2"/><text:span text:style-name="T10"># for lecturer codes<text:line-break/><text:line-break/><text:s text:c="8"/></text:span>results = {}<text:line-break/><text:s text:c="8"/><text:span text:style-name="T10"># Split the words by spaces<text:line-break/><text:s text:c="8"/></text:span>words = [smart_str(word) <text:span text:style-name="T1">for </text:span>word <text:span text:style-name="T1">in </text:span>q.split()]<text:line-break/><text:s text:c="8"/><text:span text:style-name="T1">if </text:span>words[<text:span text:style-name="T9">0</text:span>] <text:span text:style-name="T1">not in </text:span><text:span text:style-name="T7">self</text:span>.wordlocation:<text:line-break/><text:s text:c="12"/><text:span text:style-name="T1">return </text:span>results<text:span text:style-name="T4">, </text:span>words<text:line-break/><text:line-break/><text:s text:c="8"/>url_set = <text:span text:style-name="T2">set</text:span>(<text:span text:style-name="T7">self</text:span>.wordlocation[words[<text:span text:style-name="T9">0</text:span>]].keys())<text:line-break/><text:line-break/><text:s text:c="8"/><text:span text:style-name="T1">for </text:span>word <text:span text:style-name="T1">in </text:span>words[<text:span text:style-name="T9">1</text:span>:]:<text:line-break/><text:s text:c="12"/><text:span text:style-name="T1">if </text:span>word <text:span text:style-name="T1">not in </text:span><text:span text:style-name="T7">self</text:span>.wordlocation:<text:line-break/><text:s text:c="16"/><text:span text:style-name="T1">return </text:span>results<text:span text:style-name="T4">, </text:span>words<text:line-break/><text:s text:c="12"/>url_set = url_set.intersection(<text:span text:style-name="T7">self</text:span>.wordlocation[word].keys())<text:line-break/><text:line-break/><text:s text:c="8"/><text:span text:style-name="T1">for </text:span>url <text:span text:style-name="T1">in </text:span>url_set:<text:line-break/><text:s text:c="12"/>results[url] = []<text:line-break/><text:s text:c="12"/><text:span text:style-name="T1">for </text:span>word <text:span text:style-name="T1">in </text:span>words:<text:line-break/><text:s text:c="16"/>results[url].append(<text:span text:style-name="T7">self</text:span>.wordlocation[word][url])<text:line-break/><text:line-break/><text:s text:c="8"/><text:span text:style-name="T1">return </text:span>results<text:span text:style-name="T4">, </text:span>words<text:line-break/><text:line-break/><text:s text:c="4"/><text:span text:style-name="T1">def </text:span><text:span text:style-name="T5">getscoredlist</text:span>(<text:span text:style-name="T7">self</text:span><text:span text:style-name="T4">, </text:span>results<text:span text:style-name="T4">, </text:span><text:span text:style-name="T10">words</text:span>): <text:s/><text:span text:style-name="T10"># it calculates the both freqency and citation scores and if loops okay, it will plus both of them<text:line-break/><text:s text:c="8"/></text:span>totalscores = <text:span text:style-name="T2">dict</text:span>([(url<text:span text:style-name="T4">, </text:span><text:span text:style-name="T9">0</text:span>) <text:span text:style-name="T1">for </text:span>url <text:span text:style-name="T1">in </text:span>results])<text:line-break/><text:line-break/><text:s text:c="8"/><text:span text:style-name="T10"># This is where you'll later put the scoring functions<text:line-break/><text:s text:c="8"/>weights </text:span>= []<text:line-break/><text:line-break/><text:s text:c="8"/><text:span text:style-name="T10"># word frequency scoring<text:line-break/><text:line-break/><text:s text:c="8"/></text:span><text:span text:style-name="T1">if </text:span><text:span text:style-name="T7">self</text:span>.WordFreq.get() == <text:span text:style-name="T9">1 </text:span><text:span text:style-name="T1">and </text:span><text:span text:style-name="T7">self</text:span>.CitCount.get() == <text:span text:style-name="T9">1</text:span>:<text:line-break/><text:line-break/><text:s text:c="12"/>weights = [(<text:span text:style-name="T2">float</text:span>(<text:span text:style-name="T7">self</text:span>.wordweight.get())<text:span text:style-name="T4">, </text:span><text:span text:style-name="T7">self</text:span>.frequencyscore(results))<text:span text:style-name="T4">,<text:line-break/><text:s text:c="23"/></text:span>(<text:span text:style-name="T2">float</text:span>(<text:span text:style-name="T7">self</text:span>.citationweight.get())<text:span text:style-name="T4">, </text:span><text:span text:style-name="T7">self</text:span>.citentionscore(results))]<text:line-break/><text:s text:c="12"/><text:span text:style-name="T10"># <text:s text:c="11"/>(1.0, self.inboundlinkscore(results))]<text:line-break/><text:line-break/><text:s text:c="12"/></text:span><text:span text:style-name="T1">for </text:span>(weight<text:span text:style-name="T4">, </text:span>scores) <text:span text:style-name="T1">in </text:span>weights:<text:line-break/><text:s text:c="16"/><text:span text:style-name="T1">for </text:span>url <text:span text:style-name="T1">in </text:span>totalscores:<text:line-break/><text:s text:c="20"/>totalscores[url] += weight * scores.get(url<text:span text:style-name="T4">, </text:span><text:span text:style-name="T9">0</text:span>)<text:line-break/><text:line-break/><text:s text:c="12"/><text:span text:style-name="T1">return </text:span>totalscores<text:line-break/><text:line-break/><text:s text:c="8"/><text:span text:style-name="T1">elif </text:span><text:span text:style-name="T7">self</text:span>.WordFreq.get() == <text:span text:style-name="T9">1</text:span>:<text:line-break/><text:line-break/><text:s text:c="12"/>weights = [(<text:span text:style-name="T2">float</text:span>(<text:span text:style-name="T7">self</text:span>.wordweight.get())<text:span text:style-name="T4">, </text:span><text:span text:style-name="T7">self</text:span>.frequencyscore(results))<text:span text:style-name="T4">,<text:line-break/><text:s text:c="23"/></text:span>(<text:span text:style-name="T2">float</text:span>(<text:span text:style-name="T3">'0'</text:span>)<text:span text:style-name="T4">, </text:span><text:span text:style-name="T7">self</text:span>.citentionscore(results))]<text:line-break/><text:s text:c="12"/><text:span text:style-name="T10"># <text:s text:c="11"/>(1.0, self.inboundlinkscore(results))]<text:line-break/><text:line-break/><text:s text:c="12"/></text:span><text:span text:style-name="T1">for </text:span>(weight<text:span text:style-name="T4">, </text:span>scores) <text:span text:style-name="T1">in </text:span>weights:<text:line-break/><text:s text:c="16"/><text:span text:style-name="T1">for </text:span>url <text:span text:style-name="T1">in </text:span>totalscores:<text:line-break/><text:s text:c="20"/>totalscores[url] += weight * scores.get(url<text:span text:style-name="T4">, </text:span><text:span text:style-name="T9">0</text:span>)<text:line-break/><text:line-break/><text:s text:c="12"/><text:span text:style-name="T1">return </text:span>totalscores<text:line-break/><text:line-break/><text:s text:c="8"/><text:span text:style-name="T1">elif </text:span><text:span text:style-name="T7">self</text:span>.CitCount.get() == <text:span text:style-name="T9">1</text:span>:<text:line-break/><text:line-break/><text:s text:c="12"/>weights = [(<text:span text:style-name="T2">float</text:span>(<text:span text:style-name="T3">'0'</text:span>)<text:span text:style-name="T4">, </text:span><text:span text:style-name="T7">self</text:span>.frequencyscore(results))<text:span text:style-name="T4">,<text:line-break/><text:s text:c="23"/></text:span>(<text:span text:style-name="T2">float</text:span>(<text:span text:style-name="T7">self</text:span>.citationweight.get())<text:span text:style-name="T4">, </text:span><text:span text:style-name="T7">self</text:span>.citentionscore(results))]<text:line-break/><text:s text:c="12"/><text:span text:style-name="T10"># <text:s text:c="11"/>(1.0, self.inboundlinkscore(results))]<text:line-break/><text:line-break/><text:s text:c="12"/></text:span><text:span text:style-name="T1">for </text:span>(weight<text:span text:style-name="T4">, </text:span>scores) <text:span text:style-name="T1">in </text:span>weights:<text:line-break/><text:s text:c="16"/><text:span text:style-name="T1">for </text:span>url <text:span text:style-name="T1">in </text:span>totalscores:<text:line-break/><text:s text:c="20"/>totalscores[url] += weight * scores.get(url<text:span text:style-name="T4">, </text:span><text:span text:style-name="T9">0</text:span>)<text:line-break/><text:line-break/><text:s text:c="12"/><text:span text:style-name="T1">return </text:span>totalscores<text:line-break/><text:line-break/><text:s text:c="4"/><text:span text:style-name="T1">def </text:span><text:span text:style-name="T5">citentionscore</text:span>(<text:span text:style-name="T7">self</text:span><text:span text:style-name="T4">, </text:span>results): <text:s text:c="2"/><text:span text:style-name="T10"># it calculates the citation score<text:line-break/><text:s text:c="8"/></text:span>counts = {}<text:line-break/><text:s text:c="8"/><text:span text:style-name="T1">for </text:span>paper <text:span text:style-name="T1">in </text:span>results:<text:line-break/><text:s text:c="12"/>score = <text:span text:style-name="T7">self</text:span>.citation_number[paper]<text:line-break/><text:s text:c="12"/>counts[paper] = score<text:line-break/><text:line-break/><text:s text:c="8"/><text:span text:style-name="T1">return </text:span><text:span text:style-name="T7">self</text:span>.normalizescores(counts<text:span text:style-name="T4">, </text:span><text:span text:style-name="T8">smallIsBetter</text:span>=<text:span text:style-name="T2">False</text:span>)<text:line-break/><text:line-break/><text:s text:c="4"/><text:span text:style-name="T1">def </text:span><text:span text:style-name="T5">frequencyscore</text:span>(<text:span text:style-name="T7">self</text:span><text:span text:style-name="T4">, </text:span>results): <text:s/><text:span text:style-name="T10"># for calculating frequency score<text:line-break/><text:s text:c="8"/></text:span>counts = {}<text:line-break/><text:s text:c="8"/><text:span text:style-name="T1">for </text:span>url <text:span text:style-name="T1">in </text:span>results:<text:line-break/><text:s text:c="12"/>score = <text:span text:style-name="T9">1<text:line-break/><text:s text:c="12"/></text:span><text:span text:style-name="T1">for </text:span>wordlocations <text:span text:style-name="T1">in </text:span>results[url]:<text:line-break/><text:s text:c="16"/>score *= <text:span text:style-name="T2">len</text:span>(wordlocations)<text:line-break/><text:s text:c="12"/>counts[url] = score<text:line-break/><text:s text:c="8"/><text:span text:style-name="T1">return </text:span><text:span text:style-name="T7">self</text:span>.normalizescores(counts<text:span text:style-name="T4">, </text:span><text:span text:style-name="T8">smallIsBetter</text:span>=<text:span text:style-name="T2">False</text:span>)<text:line-break/><text:line-break/><text:s text:c="4"/><text:span text:style-name="T1">def </text:span><text:span text:style-name="T5">normalizescores</text:span>(<text:span text:style-name="T7">self</text:span><text:span text:style-name="T4">, </text:span>scores<text:span text:style-name="T4">, </text:span>smallIsBetter=<text:span text:style-name="T9">0</text:span>): <text:s/><text:span text:style-name="T10"># from lecturer codes it will nirmalzie our score o to 1<text:line-break/><text:s text:c="8"/></text:span>vsmall = <text:span text:style-name="T9">0.00001 <text:s/></text:span><text:span text:style-name="T10"># Avoid division by zero errors<text:line-break/><text:s text:c="8"/></text:span><text:span text:style-name="T1">if </text:span>smallIsBetter:<text:line-break/><text:s text:c="12"/>minscore = <text:span text:style-name="T2">min</text:span>(scores.values())<text:line-break/><text:s text:c="12"/>minscore = <text:span text:style-name="T2">max</text:span>(minscore<text:span text:style-name="T4">, </text:span>vsmall)<text:line-break/><text:s text:c="12"/><text:span text:style-name="T1">return </text:span><text:span text:style-name="T2">dict</text:span>([(u<text:span text:style-name="T4">, </text:span><text:span text:style-name="T2">float</text:span>(minscore) / <text:span text:style-name="T2">max</text:span>(vsmall<text:span text:style-name="T4">, </text:span>l)) <text:span text:style-name="T1">for </text:span>(u<text:span text:style-name="T4">, </text:span>l) \<text:line-break/><text:s text:c="25"/><text:span text:style-name="T1">in </text:span>scores.items()])<text:line-break/><text:s text:c="8"/><text:span text:style-name="T1">else</text:span>:<text:line-break/><text:s text:c="12"/>maxscore = <text:span text:style-name="T2">max</text:span>(scores.values())<text:line-break/><text:s text:c="12"/><text:span text:style-name="T1">if </text:span>maxscore == <text:span text:style-name="T9">0</text:span>:<text:line-break/><text:s text:c="16"/>maxscore = vsmall<text:line-break/><text:s text:c="12"/><text:span text:style-name="T1">return </text:span><text:span text:style-name="T2">dict</text:span>([(u<text:span text:style-name="T4">, </text:span><text:span text:style-name="T2">float</text:span>(c) / maxscore) <text:span text:style-name="T1">for </text:span>(u<text:span text:style-name="T4">, </text:span>c) <text:span text:style-name="T1">in </text:span>scores.items()])<text:line-break/><text:line-break/><text:s text:c="4"/><text:span text:style-name="T1">def </text:span><text:span text:style-name="T5">separatewords</text:span>(<text:span text:style-name="T7">self</text:span><text:span text:style-name="T4">, </text:span>text):<text:line-break/><text:s text:c="8"/>splitter = re.compile(<text:span text:style-name="T3">'</text:span><text:span text:style-name="T4">\\</text:span><text:span text:style-name="T3">W*'</text:span>)<text:line-break/><text:s text:c="8"/><text:span text:style-name="T1">return </text:span>[s.lower() <text:span text:style-name="T1">for </text:span>s <text:span text:style-name="T1">in </text:span>splitter.split(text) <text:span text:style-name="T1">if </text:span>s != <text:span text:style-name="T3">''</text:span>]<text:line-break/><text:line-break/><text:s text:c="4"/><text:span text:style-name="T1">def </text:span><text:span text:style-name="T5">geometricDesign</text:span>(<text:span text:style-name="T7">self</text:span>):<text:line-break/><text:s text:c="8"/><text:span text:style-name="T7">self</text:span>.title.grid(<text:span text:style-name="T8">row</text:span>=<text:span text:style-name="T9">0</text:span><text:span text:style-name="T4">,</text:span><text:span text:style-name="T8">column</text:span>=<text:span text:style-name="T9">0</text:span><text:span text:style-name="T4">,</text:span><text:span text:style-name="T8">columnspan</text:span>=<text:span text:style-name="T9">5</text:span><text:span text:style-name="T4">,</text:span><text:span text:style-name="T8">sticky</text:span>=N)<text:line-break/><text:s text:c="8"/><text:span text:style-name="T7">self</text:span>.url.grid(<text:span text:style-name="T8">row</text:span>=<text:span text:style-name="T9">1</text:span><text:span text:style-name="T4">,</text:span><text:span text:style-name="T8">column</text:span>=<text:span text:style-name="T9">0</text:span>)<text:line-break/><text:s text:c="8"/><text:span text:style-name="T7">self</text:span>.entry.grid(<text:span text:style-name="T8">row</text:span>=<text:span text:style-name="T9">1</text:span><text:span text:style-name="T4">,</text:span><text:span text:style-name="T8">column</text:span>=<text:span text:style-name="T9">1</text:span><text:span text:style-name="T4">,</text:span><text:span text:style-name="T8">columnspan</text:span>=<text:span text:style-name="T9">2</text:span>)<text:line-break/><text:s text:c="8"/><text:span text:style-name="T7">self</text:span>.build.grid(<text:span text:style-name="T8">row</text:span>=<text:span text:style-name="T9">1</text:span><text:span text:style-name="T4">,</text:span><text:span text:style-name="T8">column</text:span>=<text:span text:style-name="T9">3</text:span><text:span text:style-name="T4">,</text:span><text:span text:style-name="T8">sticky</text:span>=W)<text:line-break/><text:s text:c="8"/><text:span text:style-name="T7">self</text:span>.keyword.grid(<text:span text:style-name="T8">row</text:span>=<text:span text:style-name="T9">2</text:span><text:span text:style-name="T4">,</text:span><text:span text:style-name="T8">column</text:span>=<text:span text:style-name="T9">0</text:span><text:span text:style-name="T4">,</text:span><text:span text:style-name="T8">columnspan</text:span>=<text:span text:style-name="T9">4</text:span><text:span text:style-name="T4">,</text:span><text:span text:style-name="T8">pady</text:span>=<text:span text:style-name="T9">5</text:span><text:span text:style-name="T4">,</text:span><text:span text:style-name="T8">ipady</text:span>=<text:span text:style-name="T9">3</text:span>)<text:line-break/><text:s text:c="8"/><text:span text:style-name="T7">self</text:span>.search.grid(<text:span text:style-name="T8">row</text:span>=<text:span text:style-name="T9">2</text:span><text:span text:style-name="T4">,</text:span><text:span text:style-name="T8">column</text:span>=<text:span text:style-name="T9">4</text:span>)<text:line-break/><text:s text:c="8"/><text:span text:style-name="T7">self</text:span>.ranking.grid(<text:span text:style-name="T8">row</text:span>=<text:span text:style-name="T9">3</text:span><text:span text:style-name="T4">,</text:span><text:span text:style-name="T8">column</text:span>=<text:span text:style-name="T9">0</text:span><text:span text:style-name="T4">,</text:span><text:span text:style-name="T8">ipady</text:span>=<text:span text:style-name="T9">5</text:span>)<text:line-break/><text:s text:c="8"/><text:span text:style-name="T7">self</text:span>.weight.grid(<text:span text:style-name="T8">row</text:span>=<text:span text:style-name="T9">3</text:span><text:span text:style-name="T4">,</text:span><text:span text:style-name="T8">column</text:span>=<text:span text:style-name="T9">1</text:span><text:span text:style-name="T4">,</text:span><text:span text:style-name="T8">sticky</text:span>=W)<text:line-break/><text:s text:c="8"/><text:span text:style-name="T7">self</text:span>.filter.grid(<text:span text:style-name="T8">row</text:span>=<text:span text:style-name="T9">3</text:span><text:span text:style-name="T4">,</text:span><text:span text:style-name="T8">column</text:span>=<text:span text:style-name="T9">2</text:span><text:span text:style-name="T4">,</text:span><text:span text:style-name="T8">sticky</text:span>=W)<text:line-break/><text:s text:c="8"/><text:span text:style-name="T7">self</text:span>.word.grid(<text:span text:style-name="T8">row</text:span>=<text:span text:style-name="T9">4</text:span><text:span text:style-name="T4">,</text:span><text:span text:style-name="T8">column</text:span>=<text:span text:style-name="T9">0</text:span>)<text:line-break/><text:s text:c="8"/><text:span text:style-name="T7">self</text:span>.citation1.grid(<text:span text:style-name="T8">row</text:span>=<text:span text:style-name="T9">5</text:span><text:span text:style-name="T4">,</text:span><text:span text:style-name="T8">column</text:span>=<text:span text:style-name="T9">0</text:span>)<text:line-break/><text:s text:c="8"/><text:span text:style-name="T7">self</text:span>.wordweight.grid(<text:span text:style-name="T8">row</text:span>=<text:span text:style-name="T9">4</text:span><text:span text:style-name="T4">,</text:span><text:span text:style-name="T8">column</text:span>=<text:span text:style-name="T9">1</text:span><text:span text:style-name="T4">,</text:span><text:span text:style-name="T8">sticky</text:span>=W)<text:line-break/><text:s text:c="8"/><text:span text:style-name="T7">self</text:span>.citationweight.grid(<text:span text:style-name="T8">row</text:span>=<text:span text:style-name="T9">5</text:span><text:span text:style-name="T4">,</text:span><text:span text:style-name="T8">column</text:span>=<text:span text:style-name="T9">1</text:span><text:span text:style-name="T4">,</text:span><text:span text:style-name="T8">sticky</text:span>=W)<text:line-break/><text:s text:c="8"/><text:span text:style-name="T7">self</text:span>.papers.grid(<text:span text:style-name="T8">row</text:span>=<text:span text:style-name="T9">4</text:span><text:span text:style-name="T4">,</text:span><text:span text:style-name="T8">column</text:span>=<text:span text:style-name="T9">2</text:span><text:span text:style-name="T4">,</text:span><text:span text:style-name="T8">rowspan</text:span>=<text:span text:style-name="T9">3</text:span><text:span text:style-name="T4">,</text:span><text:span text:style-name="T8">columnspan</text:span>=<text:span text:style-name="T9">2</text:span><text:span text:style-name="T4">,</text:span><text:span text:style-name="T8">sticky</text:span>=W)<text:line-break/><text:line-break/><text:s text:c="8"/><text:span text:style-name="T7">self</text:span>.scrollbar.grid(<text:span text:style-name="T8">row</text:span>=<text:span text:style-name="T9">0</text:span><text:span text:style-name="T4">,</text:span><text:span text:style-name="T8">column</text:span>=<text:span text:style-name="T9">1</text:span><text:span text:style-name="T4">,</text:span><text:span text:style-name="T8">sticky</text:span>=NS)<text:line-break/><text:s text:c="8"/><text:span text:style-name="T7">self</text:span>.text.grid(<text:span text:style-name="T8">row</text:span>=<text:span text:style-name="T9">1</text:span><text:span text:style-name="T4">,</text:span><text:span text:style-name="T8">column</text:span>=<text:span text:style-name="T9">0</text:span><text:span text:style-name="T4">,</text:span><text:span text:style-name="T8">pady</text:span>=<text:span text:style-name="T9">10</text:span><text:span text:style-name="T4">,</text:span><text:span text:style-name="T8">padx</text:span>=(<text:span text:style-name="T9">25</text:span><text:span text:style-name="T4">,</text:span><text:span text:style-name="T9">0</text:span>))<text:line-break/><text:s text:c="8"/><text:span text:style-name="T7">self</text:span>.previous.grid(<text:span text:style-name="T8">row</text:span>=<text:span text:style-name="T9">0</text:span><text:span text:style-name="T4">,</text:span><text:span text:style-name="T8">column</text:span>=<text:span text:style-name="T9">1</text:span>)<text:line-break/><text:s text:c="8"/><text:span text:style-name="T7">self</text:span>.pagenumber.grid(<text:span text:style-name="T8">row</text:span>=<text:span text:style-name="T9">0</text:span><text:span text:style-name="T4">,</text:span><text:span text:style-name="T8">column</text:span>=<text:span text:style-name="T9">2</text:span><text:span text:style-name="T4">,</text:span><text:span text:style-name="T8">padx</text:span>=<text:span text:style-name="T9">5</text:span>)<text:line-break/><text:s text:c="8"/><text:span text:style-name="T7">self</text:span>.next_.grid(<text:span text:style-name="T8">row</text:span>=<text:span text:style-name="T9">0</text:span><text:span text:style-name="T4">,</text:span><text:span text:style-name="T8">column</text:span>=<text:span text:style-name="T9">3</text:span><text:span text:style-name="T4">,</text:span><text:span text:style-name="T8">padx</text:span>=<text:span text:style-name="T9">5</text:span>)<text:line-break/><text:s text:c="8"/><text:span text:style-name="T7">self</text:span>.page.grid(<text:span text:style-name="T8">row</text:span>=<text:span text:style-name="T9">0</text:span><text:span text:style-name="T4">,</text:span><text:span text:style-name="T8">column</text:span>=<text:span text:style-name="T9">0</text:span>)<text:line-break/><text:line-break/><text:line-break/><text:s text:c="8"/><text:span text:style-name="T7">self</text:span>.frame1.grid()<text:line-break/><text:s text:c="8"/><text:span text:style-name="T7">self</text:span>.frame2.grid(<text:span text:style-name="T8">sticky</text:span>=W)<text:line-break/><text:s text:c="8"/><text:span text:style-name="T7">self</text:span>.frame3.grid()<text:line-break/><text:line-break/><text:line-break/><text:span text:style-name="T1">def </text:span><text:span text:style-name="T5">main</text:span>():<text:line-break/><text:s text:c="4"/>root = Tk()<text:line-break/><text:s text:c="4"/>root.title(<text:span text:style-name="T3">"SEHIR Scholar"</text:span>)<text:line-break/><text:s text:c="4"/><text:span text:style-name="T10"># root.geometry("850x500+150+100")<text:line-break/><text:s text:c="4"/>app </text:span>= ProjectAnalyzer(root)<text:line-break/><text:s text:c="4"/>root.mainloop()<text:line-break/><text:line-break/><text:line-break/><text:span text:style-name="T1">if </text:span>__name__ == <text:span text:style-name="T3">'__main__'</text:span>:<text:line-break/><text:s text:c="4"/>main(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